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5.284cm" fo:min-width="7.6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5.284cm" fo:min-width="7.5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7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4c4c4c" draw:textarea-horizontal-align="justify" draw:textarea-vertical-align="middle" draw:auto-grow-height="false" fo:min-height="0.255cm" fo:min-width="1.874cm"/>
    </style:style>
    <style:style style:name="gr9" style:family="graphic" style:parent-style-name="objectwithoutfill">
      <style:graphic-properties draw:stroke="dash" draw:stroke-dash="Long_20_Dash" svg:stroke-width="0.035cm" svg:stroke-color="#00b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b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b000" draw:fill-color="#00b000" draw:textarea-vertical-align="middle" draw:auto-grow-height="false" fo:min-height="0.513cm" fo:min-width="0.263cm"/>
    </style:style>
    <style:style style:name="gr13" style:family="graphic" style:parent-style-name="objectwithoutfill">
      <style:graphic-properties svg:stroke-width="0.081cm" svg:stroke-color="#00b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b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0.00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.102cm" fo:margin-right="0.203cm" fo:text-indent="0cm"/>
      <style:text-properties fo:font-size="18pt"/>
    </style:style>
    <style:style style:name="P5" style:family="paragraph">
      <loext:graphic-properties draw:fill="none" draw:fill-color="#ffffff"/>
      <style:paragraph-properties fo:margin-left="0.102cm" fo:margin-right="0.203cm" fo:text-indent="0cm" style:writing-mode="lr-tb"/>
      <style:text-properties fo:font-size="18pt" style:font-size-asian="22pt" style:font-size-complex="22pt"/>
    </style:style>
    <style:style style:name="P6" style:family="paragraph">
      <loext:graphic-properties draw:fill="none" draw:fill-color="#ffffff"/>
      <style:paragraph-properties fo:margin-left="0.102cm" fo:margin-right="0.203cm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4c4c4c"/>
      <style:paragraph-properties fo:text-align="center"/>
    </style:style>
    <style:style style:name="P10" style:family="paragraph">
      <loext:graphic-properties draw:fill-color="#00b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weight="bold" style:font-size-asian="22pt" style:font-weight-asian="bold" style:font-size-complex="22pt" style:font-weight-complex="bold"/>
    </style:style>
    <style:style style:name="T6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128cm" svg:height="5.534cm" svg:x="0.37cm" svg:y="2.9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042cm" svg:height="1.987cm" svg:x="0.39cm" svg:y="1.786cm">
          <draw:text-box>
            <text:p><text:span text:style-name="T1"><text:s text:c="3"/></text:span><text:span text:style-name="T2">No</text:span><text:span text:style-name="T1"> </text:span><text:span text:style-name="T3">interaction <text:s text:c="4"/></text:span><text:span text:style-name="T1"><text:s text:c="17"/></text:span><text:span text:style-name="T2">Weak</text:span><text:span text:style-name="T1"> </text:span><text:span text:style-name="T3">interaction </text:span><text:span text:style-name="T1"><text:s text:c="16"/></text:span><text:span text:style-name="T2">Strong</text:span><text:span text:style-name="T1"> </text:span><text:span text:style-name="T3">interaction</text:span><text:span text:style-name="T4"> <text:s/></text:span><text:span text:style-name="T1"><text:s text:c="18"/></text:span></text:p>
          </draw:text-box>
        </draw:frame>
        <draw:custom-shape draw:style-name="gr1" draw:text-style-name="P1" draw:layer="layout" svg:width="8.128cm" svg:height="5.534cm" svg:x="9.952cm" svg:y="2.9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2cm" svg:height="5.534cm" svg:x="19.412cm" svg:y="2.95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2cm" svg:height="2.855cm" svg:x="0.054cm" svg:y="8.537cm">
          <draw:text-box>
            <text:p text:style-name="P4"><text:span text:style-name="T5">Stationary</text:span><text:span text:style-name="T6"> nodes, e.g., spectators at a festival.</text:span></text:p>
          </draw:text-box>
        </draw:frame>
        <draw:frame draw:style-name="gr4" draw:text-style-name="P5" draw:layer="layout" svg:width="8.944cm" svg:height="2.855cm" svg:x="9.552cm" svg:y="8.537cm">
          <draw:text-box>
            <text:p text:style-name="P4"><text:span text:style-name="T5">Mobile</text:span><text:span text:style-name="T6"> nodes, e.g., spectators leaving a festival.</text:span></text:p>
          </draw:text-box>
        </draw:frame>
        <draw:frame draw:style-name="gr5" draw:text-style-name="P6" draw:layer="layout" svg:width="9.352cm" svg:height="4.591cm" svg:x="19.096cm" svg:y="8.598cm">
          <draw:text-box>
            <text:p text:style-name="P4"><text:span text:style-name="T5">M</text:span><text:span text:style-name="T5">o</text:span><text:span text:style-name="T5">b</text:span><text:span text:style-name="T5">i</text:span><text:span text:style-name="T5">l</text:span><text:span text:style-name="T5">e</text:span><text:span text:style-name="T6"> </text:span><text:span text:style-name="T6">n</text:span><text:span text:style-name="T6">o</text:span><text:span text:style-name="T6">d</text:span><text:span text:style-name="T6">e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d</text:span><text:span text:style-name="T6">y</text:span><text:span text:style-name="T6">n</text:span><text:span text:style-name="T6">a</text:span><text:span text:style-name="T6">m</text:span><text:span text:style-name="T6">i</text:span><text:span text:style-name="T6">c</text:span><text:span text:style-name="T6"> </text:span><text:span text:style-name="T6">b</text:span><text:span text:style-name="T6">e</text:span><text:span text:style-name="T6">h</text:span><text:span text:style-name="T6">a</text:span><text:span text:style-name="T6">v</text:span><text:span text:style-name="T6">i</text:span><text:span text:style-name="T6">o</text:span><text:span text:style-name="T6">r</text:span><text:span text:style-name="T6">,</text:span><text:span text:style-name="T6"> </text:span><text:span text:style-name="T6">e</text:span><text:span text:style-name="T6">.</text:span><text:span text:style-name="T6">g</text:span><text:span text:style-name="T6">.</text:span><text:span text:style-name="T6">,</text:span><text:span text:style-name="T6"> </text:span></text:p>
            <text:p text:style-name="P4"><text:span text:style-name="T6">s</text:span><text:span text:style-name="T6">p</text:span><text:span text:style-name="T6">e</text:span><text:span text:style-name="T6">c</text:span><text:span text:style-name="T6">t</text:span><text:span text:style-name="T6">a</text:span><text:span text:style-name="T6">t</text:span><text:span text:style-name="T6">o</text:span><text:span text:style-name="T6">r</text:span><text:span text:style-name="T6">s</text:span><text:span text:style-name="T6"> </text:span><text:span text:style-name="T6">l</text:span><text:span text:style-name="T6">e</text:span><text:span text:style-name="T6">a</text:span><text:span text:style-name="T6">v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f</text:span><text:span text:style-name="T6">e</text:span><text:span text:style-name="T6">s</text:span><text:span text:style-name="T6">t</text:span><text:span text:style-name="T6">i</text:span><text:span text:style-name="T6">v</text:span><text:span text:style-name="T6">a</text:span><text:span text:style-name="T6">l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n</text:span><text:span text:style-name="T6">a</text:span><text:span text:style-name="T6">v</text:span><text:span text:style-name="T6">i</text:span><text:span text:style-name="T6">g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p</text:span><text:span text:style-name="T6">p</text:span><text:span text:style-name="T6">.</text:span></text:p>
          </draw:text-box>
        </draw:frame>
        <draw:custom-shape draw:style-name="gr6" draw:text-style-name="P7" draw:layer="layout" svg:width="0.508cm" svg:height="0.508cm" svg:x="2.564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3.07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5.258cm" svg:y="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2.818cm" svg:y1="6.92cm" svg:x2="3.326cm" svg:y2="5.142cm">
          <text:p/>
        </draw:line>
        <draw:line draw:style-name="gr7" draw:text-style-name="P8" draw:layer="layout" svg:x1="3.58cm" svg:y1="5.142cm" svg:x2="5.358cm" svg:y2="6.158cm">
          <text:p/>
        </draw:line>
        <draw:custom-shape draw:style-name="gr8" draw:text-style-name="P9" draw:layer="layout" svg:width="2.374cm" svg:height="0.505cm" draw:transform="rotate (-1.5706217938697) translate (13.759cm 6.1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2.462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1.854cm" svg:y1="5.596cm" svg:x2="12.716cm" svg:y2="4.642cm">
          <text:p/>
        </draw:line>
        <draw:line draw:style-name="gr9" draw:text-style-name="P8" draw:layer="layout" svg:x1="12.97cm" svg:y1="4.642cm" svg:x2="14.748cm" svg:y2="5.658cm">
          <text:p/>
        </draw:line>
        <draw:line draw:style-name="gr10" draw:text-style-name="P8" draw:layer="layout" svg:x1="11.6cm" svg:y1="5.404cm" svg:x2="10.838cm" svg:y2="4.388cm">
          <text:p/>
        </draw:line>
        <draw:line draw:style-name="gr10" draw:text-style-name="P8" draw:layer="layout" svg:x1="12.67cm" svg:y1="4.326cm" svg:x2="11.908cm" svg:y2="3.31cm">
          <text:p/>
        </draw:line>
        <draw:line draw:style-name="gr10" draw:text-style-name="P8" draw:layer="layout" svg:x1="14.902cm" svg:y1="5.596cm" svg:x2="14.14cm" svg:y2="4.58cm">
          <text:p/>
        </draw:line>
        <draw:line draw:style-name="gr9" draw:text-style-name="P8" draw:layer="layout" svg:x1="11.854cm" svg:y1="5.596cm" svg:x2="14.648cm" svg:y2="5.658cm">
          <text:p/>
        </draw:line>
        <draw:custom-shape draw:style-name="gr6" draw:text-style-name="P7" draw:layer="layout" svg:width="0.508cm" svg:height="0.508cm" svg:x="11.446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14.648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1.244cm" svg:y1="5.596cm" svg:x2="22.006cm" svg:y2="4.58cm">
          <text:p/>
        </draw:line>
        <draw:line draw:style-name="gr9" draw:text-style-name="P8" draw:layer="layout" svg:x1="22.26cm" svg:y1="4.326cm" svg:x2="24.392cm" svg:y2="4.535cm">
          <text:p/>
        </draw:line>
        <draw:line draw:style-name="gr10" draw:text-style-name="P8" draw:layer="layout" svg:x1="20.99cm" svg:y1="5.404cm" svg:x2="20.228cm" svg:y2="4.388cm">
          <text:p/>
        </draw:line>
        <draw:line draw:style-name="gr10" draw:text-style-name="P8" draw:layer="layout" svg:x1="22.06cm" svg:y1="4.326cm" svg:x2="21.298cm" svg:y2="3.31cm">
          <text:p/>
        </draw:line>
        <draw:line draw:style-name="gr11" draw:text-style-name="P8" draw:layer="layout" svg:x1="24.7cm" svg:y1="4.535cm" svg:x2="25.462cm" svg:y2="3.773cm">
          <text:p/>
        </draw:line>
        <draw:custom-shape draw:style-name="gr6" draw:text-style-name="P7" draw:layer="layout" svg:width="0.508cm" svg:height="0.508cm" svg:x="21.852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1.244cm" svg:y1="5.703cm" svg:x2="24.546cm" svg:y2="4.58cm">
          <text:p/>
        </draw:line>
        <draw:custom-shape draw:style-name="gr6" draw:text-style-name="P7" draw:layer="layout" svg:width="0.508cm" svg:height="0.508cm" svg:x="24.392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508cm" svg:height="0.508cm" svg:x="20.836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12.108cm" svg:y="5.85cm">
          <text:p/>
          <draw:enhanced-geometry svg:viewBox="0 0 21600 21600" draw:text-areas="0 0 21600 21600" draw:type="circular-arrow" draw:modifiers="42.1788122809653 -0.567266409857937 9440.90330794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3" draw:text-style-name="P8" draw:layer="layout" svg:x1="12.464cm" svg:y1="6.256cm" svg:x2="12.464cm" svg:y2="6.002cm">
          <text:p/>
        </draw:line>
        <draw:line draw:style-name="gr14" draw:text-style-name="P8" draw:layer="layout" svg:x1="12.464cm" svg:y1="6.256cm" svg:x2="12.667cm" svg:y2="6.408cm">
          <text:p/>
        </draw:line>
        <draw:custom-shape draw:style-name="gr12" draw:text-style-name="P10" draw:layer="layout" svg:width="0.762cm" svg:height="0.762cm" svg:x="23.076cm" svg:y="5.188cm">
          <text:p/>
          <draw:enhanced-geometry svg:viewBox="0 0 21600 21600" draw:text-areas="0 0 21600 21600" draw:type="circular-arrow" draw:modifiers="42.1788122809653 -0.567266409857937 9440.90330794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3" draw:text-style-name="P8" draw:layer="layout" svg:x1="23.432cm" svg:y1="5.594cm" svg:x2="23.432cm" svg:y2="5.34cm">
          <text:p/>
        </draw:line>
        <draw:line draw:style-name="gr14" draw:text-style-name="P8" draw:layer="layout" svg:x1="23.432cm" svg:y1="5.594cm" svg:x2="23.635cm" svg:y2="5.746cm">
          <text:p/>
        </draw:line>
        <draw:custom-shape draw:style-name="gr12" draw:text-style-name="P10" draw:layer="layout" svg:width="0.762cm" svg:height="0.762cm" svg:x="25.654cm" svg:y="3.826cm">
          <text:p/>
          <draw:enhanced-geometry svg:viewBox="0 0 21600 21600" draw:text-areas="0 0 21600 21600" draw:type="circular-arrow" draw:modifiers="42.1788122809653 -0.567266409857937 9440.90330794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3" draw:text-style-name="P8" draw:layer="layout" svg:x1="26.01cm" svg:y1="4.232cm" svg:x2="26.01cm" svg:y2="3.978cm">
          <text:p/>
        </draw:line>
        <draw:line draw:style-name="gr14" draw:text-style-name="P8" draw:layer="layout" svg:x1="26.01cm" svg:y1="4.232cm" svg:x2="26.213cm" svg:y2="4.384cm">
          <text:p/>
        </draw:line>
        <draw:custom-shape draw:style-name="gr8" draw:text-style-name="P9" draw:layer="layout" svg:width="2.374cm" svg:height="0.505cm" draw:transform="rotate (-1.5706217938697) translate (22.852cm 6.1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374cm" svg:height="0.505cm" draw:transform="rotate (-1.5706217938697) translate (4.28cm 6.11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508cm" svg:height="0.508cm" svg:x="0.424cm" svg:y="2.04cm">
          <text:p/>
          <draw:enhanced-geometry svg:viewBox="0 0 21600 21600" draw:type="rectangle" draw:enhanced-path="M 0 0 L 21600 0 21600 21600 0 21600 0 0 Z N"/>
        </draw:custom-shape>
        <draw:path draw:style-name="gr16" draw:text-style-name="P8" draw:layer="layout" svg:width="0.245cm" svg:height="0.698cm" draw:transform="rotate (-0.376467519655177) translate (0.737650550773424cm 1.75072833474841cm)" svg:viewBox="0 0 246 699" svg:d="M0 611c102-73 291 239 235-10-26-115-33-226-32-336l5-103 16-99 22-63">
          <text:p/>
        </draw:path>
        <draw:custom-shape draw:style-name="gr17" draw:text-style-name="P11" draw:layer="layout" svg:width="0.508cm" svg:height="0.508cm" svg:x="9.95cm" svg:y="2.115cm">
          <text:p text:style-name="P12"><text:s text:c="5"/></text:p>
          <draw:enhanced-geometry svg:viewBox="0 0 21600 21600" draw:type="rectangle" draw:enhanced-path="M 0 0 L 21600 0 21600 21600 0 21600 0 0 Z N"/>
        </draw:custom-shape>
        <draw:path draw:style-name="gr16" draw:text-style-name="P8" draw:layer="layout" svg:width="0.245cm" svg:height="0.698cm" draw:transform="rotate (-0.376467519655177) translate (10.2636505507734cm 1.82572833474841cm)" svg:viewBox="0 0 246 699" svg:d="M0 611c102-73 291 239 235-10-26-115-33-226-32-336l5-103 16-99 22-63">
          <text:p/>
        </draw:path>
        <draw:custom-shape draw:style-name="gr15" draw:text-style-name="P11" draw:layer="layout" svg:width="0.508cm" svg:height="0.508cm" svg:x="19.476cm" svg:y="2.09cm">
          <text:p/>
          <draw:enhanced-geometry svg:viewBox="0 0 21600 21600" draw:type="rectangle" draw:enhanced-path="M 0 0 L 21600 0 21600 21600 0 21600 0 0 Z N"/>
        </draw:custom-shape>
        <draw:path draw:style-name="gr16" draw:text-style-name="P8" draw:layer="layout" svg:width="0.245cm" svg:height="0.698cm" draw:transform="rotate (-0.376467519655177) translate (19.7896505507734cm 1.80072833474841cm)" svg:viewBox="0 0 246 699" svg:d="M0 611c102-73 291 239 235-10-26-115-33-226-32-336l5-103 16-99 22-63">
          <text:p/>
        </draw:path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09:28:35.011192496</meta:creation-date>
    <dc:date>2023-04-27T13:04:04.030869980</dc:date>
    <meta:editing-duration>PT34M8S</meta:editing-duration>
    <meta:editing-cycles>8</meta:editing-cycles>
    <meta:generator>LibreOffice/6.4.7.2$Linux_X86_64 LibreOffice_project/40$Build-2</meta:generator>
    <meta:document-statistic meta:object-count="71"/>
  </office:meta>
</office:document-meta>
</file>